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ucida Console" fo:font-size="24pt" officeooo:paragraph-rsid="001b33af" style:font-size-asian="24pt" style:font-size-complex="24pt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b33af" officeooo:paragraph-rsid="001b33af" style:font-size-asian="10.5pt" style:font-size-complex="12pt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b33af" officeooo:paragraph-rsid="001d2f26" style:font-size-asian="10.5pt" style:font-size-complex="12pt"/>
    </style:style>
    <style:style style:name="P4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b33af" officeooo:paragraph-rsid="001d2f26" style:font-size-asian="10.5pt" style:font-size-complex="12pt"/>
    </style:style>
    <style:style style:name="P5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d43af" officeooo:paragraph-rsid="001d43af" style:font-size-asian="10.5pt" style:font-size-complex="12pt"/>
    </style:style>
    <style:style style:name="P6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e5ad5" officeooo:paragraph-rsid="001e5ad5" style:font-size-asian="10.5pt" style:font-size-complex="12pt"/>
    </style:style>
    <style:style style:name="P7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Liberation Serif" fo:font-size="12pt" officeooo:rsid="001ede0d" officeooo:paragraph-rsid="001ede0d" style:font-size-asian="10.5pt" style:font-size-complex="12pt"/>
    </style:style>
    <style:style style:name="T1" style:family="text">
      <style:text-properties officeooo:rsid="001b33af"/>
    </style:style>
    <style:style style:name="T2" style:family="text">
      <style:text-properties officeooo:rsid="001d2f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text:span text:style-name="T1">Edge Dostępne</text:span> w Settingu</text:p>
      <text:p text:style-name="P3">Lista <text:span text:style-name="T2">usuniętych</text:span> edgy z podręcznika:</text:p>
      <text:list xml:id="list559164089" text:style-name="L1">
        <text:list-item>
          <text:p text:style-name="P4"><text:span text:style-name="T2">Linguist</text:span></text:p>
        </text:list-item>
        <text:list-item>
          <text:p text:style-name="P4"><text:span text:style-name="T2">Rock and Roll</text:span></text:p>
        </text:list-item>
        <text:list-item>
          <text:p text:style-name="P4"><text:span text:style-name="T2">Artificer</text:span></text:p>
        </text:list-item>
        <text:list-item>
          <text:p text:style-name="P4"><text:span text:style-name="T2">Extra Effort</text:span></text:p>
        </text:list-item>
        <text:list-item>
          <text:p text:style-name="P4"><text:span text:style-name="T2">Gadgeteer</text:span></text:p>
        </text:list-item>
        <text:list-item>
          <text:p text:style-name="P4"><text:span text:style-name="T2">Holy/Unholy Warrior</text:span></text:p>
        </text:list-item>
        <text:list-item>
          <text:p text:style-name="P4"><text:span text:style-name="T2">Mentalist</text:span></text:p>
        </text:list-item>
        <text:list-item>
          <text:p text:style-name="P4"><text:span text:style-name="T2">Rapid Recharge</text:span></text:p>
        </text:list-item>
        <text:list-item>
          <text:p text:style-name="P4"><text:span text:style-name="T2">Improved Rapid Recharge</text:span></text:p>
        </text:list-item>
        <text:list-item>
          <text:p text:style-name="P4"><text:span text:style-name="T2">Wizard</text:span></text:p>
        </text:list-item>
      </text:list>
      <text:p text:style-name="P2">Dodatkowe Edge:</text:p>
      <text:list xml:id="list3969381133" text:style-name="L2">
        <text:list-item>
          <text:p text:style-name="P5">Spell Crystalisation</text:p>
        </text:list-item>
        <text:list-item>
          <text:p text:style-name="P5">Familiar</text:p>
        </text:list-item>
        <text:list-item>
          <text:p text:style-name="P5">Mana Siphon</text:p>
        </text:list-item>
        <text:list-item>
          <text:p text:style-name="P5">Specialized Magical Training</text:p>
        </text:list-item>
        <text:list-item>
          <text:p text:style-name="P5">Rapid Sublimation</text:p>
        </text:list-item>
        <text:list-item>
          <text:p text:style-name="P5">Short Rituals</text:p>
        </text:list-item>
        <text:list-item>
          <text:p text:style-name="P5">Combat Ritualist</text:p>
        </text:list-item>
        <text:list-item>
          <text:p text:style-name="P6">Overcharge</text:p>
        </text:list-item>
        <text:list-item>
          <text:p text:style-name="P6">Cursed</text:p>
        </text:list-item>
        <text:list-item>
          <text:p text:style-name="P7">Curse Maste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29:15.351000000</meta:creation-date>
    <dc:date>2020-01-16T17:26:36.291000000</dc:date>
    <meta:editing-duration>PT19M25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3" meta:word-count="66" meta:character-count="358" meta:non-whitespace-character-count="335"/>
  </office:meta>
</office:document-meta>
</file>